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73.76pt" svg:y="0.57pt">
            <loext:p draw:notify-on-update-of-ranges="Sheet1.A1:Sheet1.A10 Sheet1.B1:Sheet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163.9pt" svg:y="278.59pt">
            <loext:p draw:notify-on-update-of-ranges="Sheet1.A11:Sheet1.A37 Sheet1.B11:Sheet1.B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15:26:49.605948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5:26:51.697993976</meta:creation-date>
    <meta:editing-duration>PT5M5S</meta:editing-duration>
    <meta:editing-cycles>3</meta:editing-cycles>
    <meta:generator>LibreOffice/5.1.6.2$Linux_X86_64 LibreOffice_project/10m0$Build-2</meta:generator>
    <dc:date>2018-01-23T15:31:54.510520786</dc:date>
    <meta:document-statistic meta:table-count="1" meta:cell-count="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1:Sheet1.B10" svg:x="0.32cm" svg:y="0.18cm" svg:width="13.097cm" svg:height="8.64cm">
          <chartooo:coordinate-region svg:x="0.941cm" svg:y="0.379cm" svg:width="12.0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" chart:class="chart:scatter">
            <chart:domain table:cell-range-address="Sheet1.A1:Sheet1.A1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</svg:desc>
                </draw:g>
              </table:table-cell>
              <table:table-cell office:value-type="float" office:value="90">
                <text:p>90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02cm" svg:y="3.954cm" style:legend-expansion="high" chart:style-name="ch2"/>
        <chart:plot-area chart:style-name="ch3" table:cell-range-address="Sheet1.A11:Sheet1.B37" svg:x="0.319cm" svg:y="0.18cm" svg:width="11.264cm" svg:height="8.645cm">
          <chartooo:coordinate-region svg:x="1.126cm" svg:y="0.379cm" svg:width="10.17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1:Sheet1.B37" chart:class="chart:scatter">
            <chart:domain table:cell-range-address="Sheet1.A11:Sheet1.A37"/>
            <chart:regression-curve chart:style-name="ch7">
              <chart:equation chart:display-equation="true" chart:display-r-square="false" svg:x="5.383cm" svg:y="1.087cm"/>
            </chart:regression-curve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11:Sheet1.A37</svg:desc>
                </draw:g>
              </table:table-cell>
              <table:table-cell office:value-type="float" office:value="350">
                <text:p>350</text:p>
                <draw:g>
                  <svg:desc>Sheet1.B11:Sheet1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">
                <text:p>13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">
                <text:p>14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">
                <text:p>19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">
                <text:p>21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0">
                <text:p>23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">
                <text:p>2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">
                <text:p>2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">
                <text:p>2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">
                <text:p>2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0">
                <text:p>2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">
                <text:p>3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0">
                <text:p>3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0">
                <text:p>3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0">
                <text:p>3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0">
                <text:p>3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">
                <text:p>36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